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200000254C515EB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svg:stroke-color="#000000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cm" svg:height="2cm" svg:x="12cm" svg:y="7cm">
          <text:p text:style-name="P1"><text:span text:style-name="T1">Pegelmesser</text:span></text:p>
          <text:p text:style-name="P1"><text:span text:style-name="T2">(LD 2900A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4cm" svg:x="13cm" svg:y="3cm">
          <text:p text:style-name="P1">Notebook</text:p>
          <text:p text:style-name="P1"><text:span text:style-name="T3">(Fujitsu Siemens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cm" svg:y1="4.4cm" svg:x2="15cm" svg:y2="7cm">
          <text:p text:style-name="P1"><text:span text:style-name="T4">RS232</text:span></text:p>
          <text:p text:style-name="P1"><text:span text:style-name="T4"/></text:p>
          <text:p text:style-name="P1"><text:span text:style-name="T4"/></text:p>
        </draw:line>
        <draw:custom-shape draw:style-name="gr2" draw:text-style-name="P1" draw:layer="layout" svg:width="4cm" svg:height="1.4cm" svg:x="13cm" svg:y="11.6cm">
          <text:p text:style-name="P1">Mikrofon</text:p>
          <text:p text:style-name="P1"><text:span text:style-name="T3">(Larson Davis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cm" svg:y1="11.6cm" svg:x2="15cm" svg:y2="9cm">
          <text:p text:style-name="P1"><text:span text:style-name="T4">Messsignal</text:span></text:p>
          <text:p text:style-name="P1"><text:span text:style-name="T4"/></text:p>
          <text:p text:style-name="P1"><text:span text:style-name="T4"/></text:p>
        </draw:line>
        <draw:frame draw:style-name="gr5" draw:text-style-name="P1" draw:layer="layout" svg:width="2.038cm" svg:height="2.7cm" svg:x="5.962cm" svg:y="10.3cm">
          <draw:image xlink:href="Pictures/10000201000001C200000254C515EBE8.png" xlink:type="simple" xlink:show="embed" xlink:actuate="onLoad">
            <text:p/>
          </draw:image>
        </draw:frame>
        <draw:frame draw:style-name="gr6" draw:text-style-name="P4" draw:layer="layout" svg:width="6cm" svg:height="1.25cm" svg:x="5cm" svg:y="9.55cm">
          <draw:text-box>
            <text:p><text:span text:style-name="T3">Impulsschallquel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Hörmer</meta:initial-creator>
    <meta:creation-date>2015-04-29T12:54:08.064348991</meta:creation-date>
    <dc:date>2015-05-01T14:18:42.932835385</dc:date>
    <dc:creator>Andreas Hörmer</dc:creator>
    <meta:editing-duration>PT9H17M55S</meta:editing-duration>
    <meta:editing-cycles>22</meta:editing-cycles>
    <meta:generator>LibreOffice/4.2.8.2$Linux_X86_64 LibreOffice_project/420m0$Build-2</meta:generator>
    <meta:document-statistic meta:object-count="7"/>
  </office:meta>
</office:document-meta>
</file>